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15.986cm" svg:height="9.005cm" svg:x="0.22cm" svg:y="6.667cm">
            <draw:object draw:notify-on-update-of-ranges="Sheet1.B2:Sheet1.G2 Sheet1.B3:Sheet1.G3" xlink:href="./Object 1" xlink:type="simple" xlink:show="embed" xlink:actuate="onLoad">
              <loext:p text:style-name="P1">
                <text:s text:c="74"/>
              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.986cm" svg:height="9.005cm" svg:x="18.793cm" svg:y="7.623cm">
            <draw:object draw:notify-on-update-of-ranges="Sheet1.B9:Sheet1.G9 Sheet1.B10:Sheet1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ubble S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pcount(worst)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count (best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Brute Force String Matching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pcount (worst)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opcount (best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4:36:56.079119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33:42.578510979</meta:creation-date>
    <meta:generator>LibreOffice/6.4.7.2$Linux_X86_64 LibreOffice_project/40$Build-2</meta:generator>
    <dc:date>2024-01-23T15:46:28.871941203</dc:date>
    <meta:editing-duration>PT19M1S</meta:editing-duration>
    <meta:editing-cycles>2</meta:editing-cycles>
    <meta:document-statistic meta:table-count="1" meta:cell-count="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69cm" svg:y="4.204cm" style:legend-expansion="high" chart:style-name="ch2"/>
        <chart:plot-area chart:style-name="ch3" table:cell-range-address="Sheet1.B2:Sheet1.G3" svg:x="0.372cm" svg:y="0.303cm" svg:width="13.047cm" svg:height="8.64cm">
          <chartooo:coordinate-region svg:x="1.179cm" svg:y="0.502cm" svg:width="12.0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G3" chart:class="chart:scatter">
            <chart:domain table:cell-range-address="Sheet1.B2:Sheet1.G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2:Sheet1.G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3:Sheet1.G3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505cm" svg:y="4.204cm" style:legend-expansion="high" chart:style-name="ch2"/>
        <chart:plot-area chart:style-name="ch3" table:cell-range-address="Sheet1.B9:Sheet1.G10" svg:x="0.319cm" svg:y="0.18cm" svg:width="12.867cm" svg:height="8.646cm">
          <chartooo:coordinate-region svg:x="0.94cm" svg:y="0.38cm" svg:width="11.87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G10" chart:class="chart:scatter">
            <chart:domain table:cell-range-address="Sheet1.B9:Sheet1.G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9:Sheet1.G9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Sheet1.B10:Sheet1.G10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